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list-style-name="L4">
      <style:text-properties fo:font-size="16pt" fo:font-weight="bold" style:font-size-asian="16pt" style:font-weight-asian="bold" style:font-size-complex="16pt"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list-style-name="L3"/>
    <style:style style:name="P6" style:family="paragraph" style:parent-style-name="Standard" style:list-style-name="L4"/>
    <style:style style:name="P7" style:family="paragraph" style:parent-style-name="Preformatted_20_Text">
      <style:text-properties fo:font-variant="normal" fo:text-transform="none" fo:color="#000000" style:font-name="Times New Roman1" fo:font-size="16pt" fo:letter-spacing="normal" fo:font-style="normal" fo:font-weight="normal" style:font-size-asian="16pt" style:font-weight-asian="bold" style:font-size-complex="16pt" style:font-weight-complex="bold"/>
    </style:style>
    <style:style style:name="P8" style:family="paragraph" style:parent-style-name="Preformatted_20_Text">
      <style:text-properties fo:font-variant="normal" fo:text-transform="none" fo:color="#000000" style:font-name="Times New Roman1" fo:font-size="14pt" fo:letter-spacing="normal" fo:font-style="normal" fo:font-weight="normal"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style:font-size-asian="14pt" style:font-weight-asian="normal" style:font-size-complex="14pt"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6pt"/>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style:style style:name="T8" style:family="text">
      <style:text-properties fo:font-weight="bold"/>
    </style:style>
    <style:style style:name="T9" style:family="text">
      <style:text-properties style:font-weight-asian="bold"/>
    </style:style>
    <style:style style:name="T10" style:family="text">
      <style:text-properties style:font-weight-complex="bold"/>
    </style:style>
    <style:style style:name="T11" style:family="text">
      <style:text-properties style:font-size-asian="16pt"/>
    </style:style>
    <style:style style:name="T12" style:family="text">
      <style:text-properties style:font-size-complex="16pt"/>
    </style:style>
    <style:style style:name="T13" style:family="text">
      <style:text-properties fo:font-variant="normal" fo:text-transform="none" fo:color="#000000" style:font-name="Times New Roman1" fo:letter-spacing="normal" fo:font-style="normal" fo:font-weight="normal"/>
    </style:style>
    <style:style style:name="T14" style:family="text">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style:font-name="Times New Roman1" fo:font-size="14pt" fo:letter-spacing="normal" fo:font-style="normal" fo:font-weight="normal" style:font-size-asian="14pt" style:font-size-complex="14pt"/>
    </style:style>
    <style:style style:name="T16" style:family="text">
      <style:text-properties fo:font-variant="normal" fo:text-transform="none" fo:color="#000000" style:font-name="Times New Roman1" fo:font-size="14pt" fo:letter-spacing="normal" fo:font-style="normal" style:font-size-asian="14pt" style:font-size-complex="14pt"/>
    </style:style>
    <style:style style:name="T17" style:family="text">
      <style:text-properties fo:font-variant="normal" fo:text-transform="none" fo:color="#000000" style:font-name="Times New Roman1" fo:font-size="14pt" fo:letter-spacing="normal" fo:font-style="normal" style:font-size-asian="14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ompany Bios: </text:p>
      <text:p text:style-name="P1"/>
      <text:p text:style-name="P1"/>
      <text:p text:style-name="P1">Thunderhead Unlimited</text:p>
      <text:p text:style-name="P4"/>
      <text:list xml:id="list41295275" text:style-name="L3">
        <text:list-item>
          <text:p text:style-name="P5"><text:span text:style-name="T4">Bike Types Made: Sport, Pocket, Cruiser</text:span></text:p>
        </text:list-item>
        <text:list-item>
          <text:p text:style-name="P5"><text:span text:style-name="T4">Standard Colors: Gold and Dark Red</text:span></text:p>
        </text:list-item>
      </text:list>
      <text:p text:style-name="P7"/>
      <text:p text:style-name="P1"/>
      <text:p text:style-name="P3"><text:tab/><text:span text:style-name="T3">Thunderhead Unlimited have been longstanding supporters of the ACRO Grand Prix, and are well know for their open door policy of accepting all racers- and as a result, they have solid, reliable bikes suitable for beginners and advanced riders alike for all classes. Having been able to combine solid accelleration with a good body, while this </text:span><text:span text:style-name="T1"><text:s/>craft is good for the technical circuit, its top speed lacks. This may not be particularly troublesome on technical circuits, but it will take a good pilot to hold the lead in the open.</text:span></text:p>
      <text:p text:style-name="P1"><text:span text:style-name="T3"/></text:p>
      <text:p text:style-name="P1"><text:span text:style-name="T1">Slipstream</text:span></text:p>
      <text:p text:style-name="P1"><text:span text:style-name="T1"/></text:p>
      <text:list xml:id="list41301437" text:style-name="L4">
        <text:list-item>
          <text:p text:style-name="P6"><text:span text:style-name="T4">Bike Types Made: Sport, Pocket</text:span></text:p>
        </text:list-item>
        <text:list-item>
          <text:p text:style-name="P6"><text:span text:style-name="T4">Standard Colors: Blue, White</text:span></text:p>
        </text:list-item>
      </text:list>
      <text:p text:style-name="P1"><text:span text:style-name="T1"/></text:p>
      <text:p text:style-name="P1"><text:span text:style-name="T1"><text:tab/></text:span><text:span text:style-name="T3">Slipstream have always followed one credo: “If it doesn't hit, it doesn't matter.”</text:span></text:p>
      <text:p text:style-name="P1"><text:span text:style-name="T3">This has served them fairly well in past races, where oftentimes riders on a Slipstream- made bike proved tempting targets- but have time and time again proved to be nigh impossible to hit, capable of slipping and squirming their way through all but the most blanketing of salvos. Slipstream is known for their incredible wings that grant their bikes almost unparalleled agility, and while they are lacking in the top speed department, the real issue is their armoring, which they've hardly concerned themselves about. Using this craft will require you to keep out of combat for as much of the race as possible, so expect to be watching your six constantly and ducking and dodging out of danger. On the upshot, they're often first off the line and at the head of the pack, so the only particular challenge is staying there.</text:span></text:p>
      <text:p text:style-name="P1"><text:span text:style-name="T3"/></text:p>
      <text:p text:style-name="P1"><text:span text:style-name="T1">DRX Corp.</text:span></text:p>
      <text:p text:style-name="P1"><text:span text:style-name="T1"/></text:p>
      <text:list xml:id="list41665306" text:continue-numbering="true" text:style-name="L4">
        <text:list-item>
          <text:p text:style-name="P2"><text:span text:style-name="T1">Bike Types Made: Sport, Pocket, Cruiser</text:span></text:p>
        </text:list-item>
        <text:list-item>
          <text:p text:style-name="P2"><text:span text:style-name="T1">Standard Colors: Black, Yellow/Gold, Purple</text:span></text:p>
        </text:list-item>
      </text:list>
      <text:p text:style-name="P1"><text:span text:style-name="T1"/></text:p>
      <text:p text:style-name="P1"><text:soft-page-break/><text:span text:style-name="T1"><text:tab/></text:span><text:span text:style-name="T3">Being more of an industrial machine manufacturing force than a racing one, DRX have taken their knowledge to most primal in designing bikes and parts, and generally DRX machines have</text:span><text:span text:style-name="T14"> It has a considerable top speed and it surprisingly handles well, but its big issue is the acceleration. Getting out of corners and off the line will prove an issue in this craft, but as long as you can keep it moving, you'll be fine, as its shielding is generally good enough to keep you alive. </text:span></text:p>
      <text:p text:style-name="P1"><text:span text:style-name="T14"/></text:p>
      <text:p text:style-name="P1"><text:span text:style-name="T1">Aero Plus</text:span></text:p>
      <text:p text:style-name="P1"><text:span text:style-name="T1"/></text:p>
      <text:list xml:id="list41658782" text:continue-numbering="true" text:style-name="L4">
        <text:list-item>
          <text:p text:style-name="P2"><text:span text:style-name="T16">Bike Types Made: Sport, Cruiser</text:span></text:p>
        </text:list-item>
        <text:list-item>
          <text:p text:style-name="P2"><text:span text:style-name="T16">Standard Colors: Green, Light Red</text:span></text:p>
        </text:list-item>
      </text:list>
      <text:p text:style-name="P1"><text:span text:style-name="T14"/></text:p>
      <text:p text:style-name="P1"><text:span text:style-name="T14"><text:tab/>Considering that these folks went into business not too long ago, Aero Plus had been pumping out some impressive bikes- however, they'll still need to prove themselves a bit more before REALLY rubbing elbows with the big boys. However, it's quite possible that they'll be doing more than 'rubbing.' Aero Plus parts are built to last and last, and can withstand all but the most withering assaults. Now, to get this tank moving requires a very powerful engine, giving it a considerable top speed. Of course, its high mass frame gives it a real disadvantage in the acceleration and handling department, meaning they should generally only be used and handled by experts. </text:span></text:p>
      <text:p text:style-name="P1"><text:span text:style-name="T14"/></text:p>
      <text:p text:style-name="P1"><text:span text:style-name="T1">Vertigo</text:span></text:p>
      <text:p text:style-name="P1"><text:span text:style-name="T1"/></text:p>
      <text:list xml:id="list41670757" text:continue-numbering="true" text:style-name="L4">
        <text:list-item>
          <text:p text:style-name="P2"><text:span text:style-name="T16">Bike Types Made: Pocket, Cruiser</text:span></text:p>
        </text:list-item>
        <text:list-item>
          <text:p text:style-name="P2"><text:span text:style-name="T16">Standard Colors: Ice Blue, Dark Blue, Grey</text:span></text:p>
        </text:list-item>
      </text:list>
      <text:p text:style-name="P1"><text:span text:style-name="T16"/></text:p>
      <text:p text:style-name="Standard"><text:span text:style-name="T17"><text:tab/></text:span><text:span text:style-name="T14">There's no real other way to say it- The Vertigo team are speed freaks. They know it, and love it. Accordingly, their parts and bikes are generally to emphasize speed, speed, and more speed. Vertigo bikes are made for one thing - to get you from A </text:span><text:span text:style-name="T15">to B as fast as is humanly possible. What's more, it'll try to get you there as QUICKLY as possible, too. Don't expect to be pulling dime-turns with this thing, however- the quickest path is a straight line, and if you bump or get hit with anything, say goodbye to more of your shield than you might be comfortable with.</text:span></text:p>
      <text:p text:style-name="Standard"><text:span text:style-name="T15"/></text:p>
      <text:p text:style-name="P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Fowler</meta:initial-creator>
    <meta:creation-date>2011-05-04T17:58:58.50</meta:creation-date>
    <dc:date>2011-05-04T21:53:25.40</dc:date>
    <dc:creator>Christian Fowler</dc:creator>
    <meta:editing-duration>PT00H06M25S</meta:editing-duration>
    <meta:editing-cycles>2</meta:editing-cycles>
    <meta:generator>OpenOffice.org/3.2$Win32 OpenOffice.org_project/320m18$Build-9502</meta:generator>
    <meta:document-statistic meta:table-count="0" meta:image-count="0" meta:object-count="0" meta:page-count="2" meta:paragraph-count="22" meta:word-count="625" meta:character-count="3584"/>
  </office:meta>
</office:document-meta>
</file>